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SBX10" svg:font-family="CMSSBX10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965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  <style:text-properties style:font-name="CMSSBX10" fo:font-size="20.5pt" style:font-name-asian="CMSSBX10" style:font-size-asian="20.5pt" style:font-name-complex="CMSSBX10" style:font-size-complex="20.5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CMSSBX10" fo:font-size="20.5pt" fo:font-style="normal" fo:text-shadow="none" style:text-underline-style="none" fo:font-weight="normal" style:letter-kerning="true" style:font-name-asian="CMSSBX10" style:font-size-asian="20.5pt" style:font-style-asian="normal" style:font-weight-asian="normal" style:font-name-complex="CMSSBX10" style:font-size-complex="2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 text:style-name="P1"><text:span text:style-name="T1">Affectv Data Scientist Test</text:span></text:p>
            <text:p text:style-name="P1"><text:span text:style-name="T1"/></text:p>
            <text:p text:style-name="P1"><text:span text:style-name="T1">Leonidas Kapsokalyvas</text:span></text:p>
            <text:p text:style-name="P1"><text:span text:style-name="T1">16 Jul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t up a Linux VM (Centos 6.5).</text:p>
              </text:list-item>
              <text:list-item>
                <text:p>Load the dataset into a storage.</text:p>
                <text:list>
                  <text:list-item>
                    <text:p>MongoDB</text:p>
                  </text:list-item>
                </text:list>
              </text:list-item>
              <text:list-item>
                <text:p>Write analytics on top of the storage.</text:p>
                <text:list>
                  <text:list-item>
                    <text:p>Python</text:p>
                  </text:list-item>
                </text:list>
              </text:list-item>
              <text:list-item>
                <text:p>Create rep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ve Filtering</text:p>
          </draw:text-box>
        </draw:frame>
        <draw:frame presentation:style-name="pr4" draw:layer="layout" svg:width="25.199cm" svg:height="12.179cm" svg:x="1.8cm" svg:y="4.2cm" presentation:class="outline" presentation:user-transformed="true">
          <draw:text-box>
            <text:list text:style-name="L3">
              <text:list-item>
                <text:p>Can we predict future behaviour of a user ?</text:p>
                <text:list>
                  <text:list-item>
                    <text:p>By establishing similarities between users.</text:p>
                  </text:list-item>
                  <text:list-item>
                    <text:p>Users with common preferences are likely to choose similar products in the future.</text:p>
                  </text:list-item>
                </text:list>
              </text:list-item>
              <text:list-item>
                <text:p>Memory-based Algorithms (Breese et al. 98)</text:p>
              </text:list-item>
              <text:list-item>
                <text:p>Model-based Algorithms</text:p>
                <text:p><text:span text:style-name="T2"><text:a xlink:href="http://research.microsoft.com/pubs/69656/tr-98-12.pdf" xlink:type="simple">http://research.microsoft.com/pubs/69656/tr-98-12.pdf</text:a></text:span></text:p>
              </text:list-item>
              <text:list-item>
                <text:p><text:span text:style-name="T3">In our case </text:span></text:p>
                <text:list>
                  <text:list-item>
                    <text:p><text:span text:style-name="T3">The campaign is equivalent to a product.</text:span></text:p>
                  </text:list-item>
                  <text:list-item>
                    <text:p><text:span text:style-name="T3">User activity on a campaign counts as rating that produ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mory-based 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ggregate users such that you have a summary of all campaigns per user:</text:p>
                <text:p><text:span text:style-name="T2">{ "user_id" : "4fc382f297dc0938360f07ff", </text:span></text:p>
                <text:p><text:span text:style-name="T2">"campaigns" :</text:span></text:p>
                <text:p><text:span text:style-name="T2">{</text:span></text:p>
                <text:p><text:span text:style-name="T2">"53207b1bc259087eb1195183" : { "retargeting" : 1 },</text:span></text:p>
                <text:p><text:span text:style-name="T2">"5213718ec259080ec35e0e76" : { "impression" : 1 }, </text:span></text:p>
                <text:p><text:span text:style-name="T2">"532079a1c259087eb1195163" : { "retargeting" : 1 }, </text:span></text:p>
                <text:p><text:span text:style-name="T2">"51dac16cc25908069f801c70" : <text:s/>{ "impression" : 1 }</text:span></text:p>
                <text:p><text:span text:style-name="T2">},</text:span></text:p>
                <text:p><text:span text:style-name="T2"><text:s/></text:span><text:span text:style-name="T2">"campaignCount" : 4 </text:span></text:p>
                <text:p><text:span text:style-name="T2">}</text:span></text:p>
              </text:list-item>
            </text:list>
          </draw:text-box>
        </draw:frame>
        <draw:frame draw:style-name="gr2" draw:layer="layout" svg:width="6.4cm" svg:height="0.963cm" svg:x="17.2cm" svg:y="8.037cm">
          <draw:text-box>
            <text:p>Frequency</text:p>
          </draw:text-box>
        </draw:frame>
        <draw:line draw:style-name="gr3" draw:text-style-name="P2" draw:layer="layout" svg:x1="17.2cm" svg:y1="8.6cm" svg:x2="14.6cm" svg:y2="10.2cm">
          <text:p/>
        </draw:line>
        <draw:custom-shape draw:style-name="gr4" draw:text-style-name="P2" draw:layer="layout" svg:width="1.2cm" svg:height="1cm" svg:x="1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Simila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ake a user <text:span text:style-name="T4">x</text:span> under test.</text:p>
              </text:list-item>
              <text:list-item>
                <text:p>Leave one campaign <text:span text:style-name="T4">j </text:span>out from that user.</text:p>
              </text:list-item>
              <text:list-item>
                <text:p>Find all users with the same set of campaigns as <text:span text:style-name="T4">x</text:span><text:span text:style-name="T5">.</text:span></text:p>
              </text:list-item>
              <text:list-item>
                <text:p><text:span text:style-name="T5">Predict the frequency for campaign </text:span><text:span text:style-name="T4">j </text:span><text:span text:style-name="T5">and activity </text:span><text:span text:style-name="T6">a </text:span><text:span text:style-name="T5">= retargeting as:</text:span></text:p>
              </text:list-item>
            </text:list>
          </draw:text-box>
        </draw:frame>
        <draw:frame draw:style-name="gr5" draw:text-style-name="P2" draw:layer="layout" svg:width="1.999cm" svg:height="0.999cm" svg:x="13.153cm" svg:y="10.04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9.048cm" svg:height="2.198cm" svg:x="8.6cm" svg:y="15.2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rs in the current dataset do not share a lot of common campaigns. So the similarity approach is not very useful.</text:p>
                <text:p/>
                <text:p/>
              </text:list-item>
            </text:list>
          </draw:text-box>
        </draw:frame>
        <draw:frame draw:style-name="gr6" draw:layer="layout" svg:width="9.031cm" svg:height="2.266cm" svg:x="9.484cm" svg:y="9.3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4.098cm" svg:height="10.702cm" svg:x="6.398cm" svg:y="8.9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ampaigns per user</text:p>
              </table:table-cell>
              <table:table-cell>
                <text:p>Number of users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list text:style-name="L4">
                  <text:list-header>
                    <text:p>539,836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list text:continue-numbering="true" text:style-name="L4">
                  <text:list-header>
                    <text:p>69,151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list text:continue-numbering="true" text:style-name="L4">
                  <text:list-header>
                    <text:p>7,086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4</text:p>
              </table:table-cell>
              <table:table-cell>
                <text:list text:continue-numbering="true" text:style-name="L4">
                  <text:list-header>
                    <text:p>787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5</text:p>
              </table:table-cell>
              <table:table-cell>
                <text:list text:continue-numbering="true" text:style-name="L4">
                  <text:list-header>
                    <text:p>92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6</text:p>
              </table:table-cell>
              <table:table-cell>
                <text:list text:continue-numbering="true" text:style-name="L4">
                  <text:list-header>
                    <text:p>17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7</text:p>
              </table:table-cell>
              <table:table-cell>
                <text:p><text:s text:c="4"/>7</text:p>
              </table:table-cell>
            </table:table-row>
            <table:table-row table:style-name="ro2" table:default-cell-style-name="ce1">
              <table:table-cell>
                <text:p>8</text:p>
              </table:table-cell>
              <table:table-cell>
                <text:p><text:s text:c="4"/>1</text:p>
              </table:table-cell>
            </table:table-row>
            <table:table-row table:style-name="ro2" table:default-cell-style-name="ce1">
              <table:table-cell>
                <text:p>9</text:p>
              </table:table-cell>
              <table:table-cell>
                <text:p><text:s text:c="4"/>1</text:p>
              </table:table-cell>
            </table:table-row>
            <table:table-row table:style-name="ro2" table:default-cell-style-name="ce1">
              <table:table-cell>
                <text:p>&gt;=10</text:p>
              </table:table-cell>
              <table:table-cell>
                <text:p><text:s text:c="4"/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layer="layout" svg:width="5.4cm" svg:height="4cm" svg:x="21.8cm" svg:y="10.6cm">
          <draw:text-box>
            <text:p>Results for</text:p>
            <text:p>616,978 user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 based approach</text:p>
          </draw:text-box>
        </draw:frame>
        <draw:custom-shape draw:style-name="gr4" draw:text-style-name="P2" draw:layer="layout" svg:width="1cm" svg:height="1cm" svg:x="7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7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0.6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4.6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2.8cm" svg:y="14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2cm" svg:y1="10.2cm" svg:x2="10.6cm" svg:y2="8.4cm">
          <text:p/>
        </draw:line>
        <draw:line draw:style-name="gr8" draw:text-style-name="P2" draw:layer="layout" svg:x1="11.6cm" svg:y1="8.4cm" svg:x2="12.8cm" svg:y2="10.2cm">
          <text:p/>
        </draw:line>
        <draw:line draw:style-name="gr8" draw:text-style-name="P2" draw:layer="layout" svg:x1="13.4cm" svg:y1="10.2cm" svg:x2="14.6cm" svg:y2="8.2cm">
          <text:p/>
        </draw:line>
        <draw:line draw:style-name="gr8" draw:text-style-name="P2" draw:layer="layout" svg:x1="17.2cm" svg:y1="9.4cm" svg:x2="15.6cm" svg:y2="8.2cm">
          <text:p/>
        </draw:line>
        <draw:line draw:style-name="gr8" draw:text-style-name="P2" draw:layer="layout" svg:x1="8.2cm" svg:y1="11cm" svg:x2="12.8cm" svg:y2="14cm">
          <text:p/>
        </draw:line>
        <draw:line draw:style-name="gr8" draw:text-style-name="P2" draw:layer="layout" svg:x1="13.8cm" svg:y1="14cm" svg:x2="17.4cm" svg:y2="10.2cm">
          <text:p/>
        </draw:line>
        <draw:frame draw:style-name="gr2" draw:layer="layout" svg:width="4.2cm" svg:height="0.963cm" svg:x="8.4cm" svg:y="6.037cm">
          <draw:text-box>
            <text:p>Campaign 1</text:p>
          </draw:text-box>
        </draw:frame>
        <draw:frame draw:style-name="gr2" draw:layer="layout" svg:width="4.2cm" svg:height="0.963cm" svg:x="14cm" svg:y="6cm">
          <draw:text-box>
            <text:p>Campaign 2</text:p>
          </draw:text-box>
        </draw:frame>
        <draw:frame draw:style-name="gr2" draw:layer="layout" svg:width="2.4cm" svg:height="0.963cm" svg:x="5cm" svg:y="10.837cm">
          <draw:text-box>
            <text:p>User 1</text:p>
          </draw:text-box>
        </draw:frame>
        <draw:frame draw:style-name="gr2" draw:layer="layout" svg:width="2.4cm" svg:height="0.963cm" svg:x="11.4cm" svg:y="11.2cm">
          <draw:text-box>
            <text:p>User 2</text:p>
          </draw:text-box>
        </draw:frame>
        <draw:frame draw:style-name="gr2" draw:layer="layout" svg:width="2.4cm" svg:height="0.963cm" svg:x="17.8cm" svg:y="10.237cm">
          <draw:text-box>
            <text:p>User 3</text:p>
          </draw:text-box>
        </draw:frame>
        <draw:frame draw:style-name="gr2" draw:layer="layout" svg:width="4.2cm" svg:height="0.963cm" svg:x="11.4cm" svg:y="15.6cm">
          <draw:text-box>
            <text:p>Campaign 3</text:p>
          </draw:text-box>
        </draw:frame>
        <draw:frame draw:style-name="gr2" draw:layer="layout" svg:width="7.4cm" svg:height="6.659cm" svg:x="19.4cm" svg:y="12.4cm">
          <draw:text-box>
            <text:p>Given the information about Campaign 1 and 2 for User 1, User 2 and User 3, can we predict that User 1 and User 3 prefer Campaign 3 ?</text:p>
            <text:p/>
            <text:p>Do the three users form a triangle ?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similarity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cation proximity.</text:p>
              </text:list-item>
              <text:list-item>
                <text:p>Same device.</text:p>
                <text:list>
                  <text:list-item>
                    <text:p>Both show similar preference in some products already (house and gadgets).</text:p>
                  </text:list-item>
                </text:list>
              </text:list-item>
              <text:list-item>
                <text:p>Time information.</text:p>
                <text:list>
                  <text:list-item>
                    <text:p>Can we assume that users who are active at the same time period (i.e. bank holiday weekend) and location) are likely to buy similar product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of user behaviour</text:p>
          </draw:text-box>
        </draw:frame>
        <draw:frame draw:style-name="standard" draw:layer="layout" svg:width="21.148cm" svg:height="5.837cm" svg:x="2.503cm" svg:y="4.2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3" table:default-cell-style-name="ce1">
              <table:table-cell/>
              <table:table-cell>
                <text:p>Converted Users</text:p>
              </table:table-cell>
              <table:table-cell>
                <text:p>Non Converted</text:p>
              </table:table-cell>
            </table:table-row>
            <table:table-row table:style-name="ro1" table:default-cell-style-name="ce1">
              <table:table-cell>
                <text:p>Number of users</text:p>
              </table:table-cell>
              <table:table-cell>
                <text:p>436</text:p>
              </table:table-cell>
              <table:table-cell>
                <text:list text:style-name="L4">
                  <text:list-header>
                    <text:p>616542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Impression</text:p>
              </table:table-cell>
              <table:table-cell>
                <text:p>42</text:p>
              </table:table-cell>
              <table:table-cell>
                <text:list text:continue-numbering="true" text:style-name="L4">
                  <text:list-header>
                    <text:p>230422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lick</text:p>
              </table:table-cell>
              <table:table-cell>
                <text:p>0</text:p>
              </table:table-cell>
              <table:table-cell>
                <text:p><text:s text:c="3"/>97</text:p>
              </table:table-cell>
            </table:table-row>
            <table:table-row table:style-name="ro1" table:default-cell-style-name="ce1">
              <table:table-cell>
                <text:p>Retargeting</text:p>
              </table:table-cell>
              <table:table-cell>
                <text:p>143</text:p>
              </table:table-cell>
              <table:table-cell>
                <text:p><text:s text:c="3"/>768816</text:p>
              </table:table-cell>
            </table:table-row>
            <table:table-row table:style-name="ro1" table:default-cell-style-name="ce1">
              <table:table-cell>
                <text:p>Conversion</text:p>
              </table:table-cell>
              <table:table-cell>
                <text:p>480</text:p>
              </table:table-cell>
              <table:table-cell>
                <text:p><text:s text:c="3"/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16.2cm" svg:height="1.675cm" svg:x="5.2cm" svg:y="11.725cm">
          <draw:text-box>
            <text:p>Users who convert seem to be doing much less browsing compared to those who do not conv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owsing Tre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ke a particular campaign.</text:p>
              </text:list-item>
              <text:list-item>
                <text:p>Count the number of impressions, clicks, retargeting, conversions over a window of time.</text:p>
              </text:list-item>
              <text:list-item>
                <text:p>Move the window and keep counting.</text:p>
              </text:list-item>
              <text:list-item>
                <text:p>Plot the time series of counts.</text:p>
                <text:p/>
              </text:list-item>
              <text:list-item>
                <text:p>It may be of interest to:</text:p>
                <text:list>
                  <text:list-item>
                    <text:p>Predict the time series of a particular campaign.</text:p>
                  </text:list-item>
                  <text:list-item>
                    <text:p>Express a time series campaign as a function of the rest campaig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SSBX10" svg:font-family="CMSSBX10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svg:stroke-opacity="100%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6T21:56:27.225000000</meta:creation-date>
    <dc:date>2014-07-16T23:57:53.958000000</dc:date>
    <meta:editing-duration>PT6M8S</meta:editing-duration>
    <meta:editing-cycles>1</meta:editing-cycles>
    <meta:document-statistic meta:object-count="88"/>
    <meta:generator>LibreOffice/4.1.5.3$Windows_x86 LibreOffice_project/1c1366bba2ba2b554cd2ca4d87c06da81c05d24</meta:generator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i mathvariant="italic">Freq</mi>
      <mrow>
        <mrow>
          <mo stretchy="false">(</mo>
          <mrow>
            <mi>x</mi>
            <mi>,</mi>
            <msub>
              <mi>j</mi>
              <mi>a</mi>
            </msub>
          </mrow>
          <mo stretchy="false">)</mo>
        </mrow>
        <mo stretchy="false">=</mo>
        <mfrac>
          <mrow>
            <mn>1</mn>
          </mrow>
          <mrow>
            <mfenced open="∣" close="∣">
              <mrow>
                <mi>U</mi>
              </mrow>
            </mfenced>
          </mrow>
        </mfrac>
      </mrow>
      <mrow>
        <munder>
          <mo stretchy="false">∑</mo>
          <mrow>
            <mrow>
              <mrow>
                <mi>u</mi>
                <mo stretchy="false">∈</mo>
                <mi>U</mi>
              </mrow>
            </mrow>
          </mrow>
        </munder>
        <mrow>
          <mrow>
            <msub>
              <mi>v</mi>
              <mrow>
                <mi>u</mi>
                <mrow>
                  <msub>
                    <mi>j</mi>
                    <mi>a</mi>
                  </msub>
                </mrow>
              </mrow>
            </msub>
          </mrow>
        </mrow>
      </mrow>
    </mrow>
    <annotation encoding="StarMath 5.0">Freq ( x,j_a ) = {1} over {abs{U}} sum from { { u in U } } { {v_{u{j_a}}}}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